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0" calcext:value-type="date">
            <text:p>20 окт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:.G1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19 окт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2:.G2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18 окт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3:.G3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4:.G4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:.G5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:.G6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:.G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:.G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:.G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:.G1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:.G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:.G1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:.G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:.G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:.G1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:.G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:.G1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:.G1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:.G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:.G2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:.G2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2:.G2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:.G2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:.G2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:.G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6:.G2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7:.G2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:.G2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9:.G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:.G3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:.G3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2:.G3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:.G3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:.G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:.G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:.G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7:.G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:.G3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:.G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:.G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:.G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2:.G4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3:.G4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4:.G4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:.G4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:.G46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:.G4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:.G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:.G4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:.G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:.G5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:.G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:.G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:.G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:.G5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:.G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7:.G5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:.G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:.G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:.G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:.G6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:.G6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:.G6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:.G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:.G6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6:.G6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7:.G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8:.G6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:.G6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0:.G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:.G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:.G7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3:.G7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:.G7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:.G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:.G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:.G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:.G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:.G7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:.G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1:.G8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:.G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:.G8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:.G8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:.G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:.G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:.G8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:.G8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:.G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:.G9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:.G9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:.G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:.G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:.G9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:.G9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:.G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:.G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:.G9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0:.G10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:.G1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:.G10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3:.G1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4:.G10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5:.G1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:.G10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:.G1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:.G10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:.G1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0:.G1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:.G11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2:.G11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:.G11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:.G11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:.G11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:.G11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7:.G11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:.G11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9:.G11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:.G1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:.G1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:.G1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3:.G12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:.G1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:.G1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:.G12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:.G12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:.G12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:.G12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:.G13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:.G1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:.G1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3:.G13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:.G13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5:.G13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:.G1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:.G13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8:.G1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:.G13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:.G14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:.G14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:.G1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:.G14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:.G14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:.G14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:.G14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:.G14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:.G1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:.G1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:.G15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:.G15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:.G1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:.G15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:.G1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:.G15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7:.G15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:.G1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:.G1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:.G16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:.G1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2:.G16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:.G1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:.G16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:.G1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:.G1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:.G1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8:.G16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:.G1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0:.G170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1:.G17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:.G1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:.G1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:.G17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:.G1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:.G17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:.G17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:.G17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:.G1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:.G1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:.G1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2:.G1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:.G1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:.G1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:.G1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6:.G18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:.G1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8:.G1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:.G18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:.G19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:.G1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:.G19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3:.G19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4:.G1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:.G1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:.G1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7:.G1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8:.G1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9:.G1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0:.G20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1:.G2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2:.G20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3:.G20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4:.G20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5:.G20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6:.G20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7:.G20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8:.G2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9:.G2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0:.G2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1:.G21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2:.G2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3:.G21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4:.G21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5:.G2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6:.G2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7:.G21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8:.G21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9:.G2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0:.G22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1:.G22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2:.G2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3:.G22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4:.G2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5:.G2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6:.G2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7:.G22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8:.G2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9:.G2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0:.G2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1:.G23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2:.G23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3:.G23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4:.G23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5:.G23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6:.G23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7:.G23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8:.G2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9:.G2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0:.G24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1:.G24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2:.G2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3:.G24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4:.G24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5:.G2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6:.G2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7:.G2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8:.G24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9:.G24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0:.G25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1:.G25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2:.G25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3:.G25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4:.G2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5:.G25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6:.G25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7:.G25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8:.G25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9:.G2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0:.G2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1:.G26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2:.G26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3:.G2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4:.G26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5:.G2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6:.G26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7:.G2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8:.G26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9:.G26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0:.G27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1:.G27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2:.G2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3:.G27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4:.G2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5:.G2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6:.G2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7:.G2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8:.G27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9:.G2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0:.G2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1:.G2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2:.G282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3:.G28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4:.G2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5:.G28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6:.G28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7:.G2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8:.G28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9:.G2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0:.G2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2:.G29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3:.G29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4:.G29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5:.G2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6:.G2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7:.G29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298:.G2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299:.G2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0:.G30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1:.G3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3:.G3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4:.G31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5:.G3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6:.G31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7:.G31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8:.G3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9:.G3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1:.G3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2:.G32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3:.G32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4:.G32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6:.G3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7:.G3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8:.G32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9:.G3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0:.G33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1:.G3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2:.G33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3:.G33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4:.G33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5:.G33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6:.G33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7:.G33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8:.G3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9:.G33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0:.G34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1:.G3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2:.G3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3:.G3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4:.G3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5:.G34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6:.G3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7:.G34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8:.G34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9:.G3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0:.G35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1:.G35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2:.G3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3:.G35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4:.G35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5:.G3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6:.G3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7:.G35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8:.G35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9:.G35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0:.G36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1:.G3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2:.G3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3:.G3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4:.G36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5:.G36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6:.G36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7:.G36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9:.G36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0:.G3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3:.G37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4:.G37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5:.G37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6:.G37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7:.G3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8:.G3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9:.G37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0:.G3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1:.G3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2:.G38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3:.G3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4:.G38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5:.G3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6:.G38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7:.G3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8:.G38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9:.G38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0:.G390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1:.G3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2:.G3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3:.G39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4:.G39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5:.G39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6:.G3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397:.G3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6:.G44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7:.G44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8:.G4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9:.G4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0:.G45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1:.G45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2:.G4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3:.G4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4:.G4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5:.G45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6:.G4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57:.G4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8:.G45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9:.G4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0:.G4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1:.G46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2:.G4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3:.G4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4:.G46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5:.G46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6:.G46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7:.G46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8:.G4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69:.G46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0:.G4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1:.G47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2:.G47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3:.G4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4:.G4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5:.G47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6:.G4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7:.G4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8:.G4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9:.G47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0:.G48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1:.G48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2:.G4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3:.G4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4:.G48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5:.G4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6:.G4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7:.G4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8:.G48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9:.G4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0:.G4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1:.G49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2:.G4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3:.G4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4:.G49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5:.G49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6:.G4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7:.G4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98:.G49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9:.G4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0:.G50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1:.G50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2:.G5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3:.G50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4:.G50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5:.G50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6:.G5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7:.G5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8:.G5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9:.G50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0:.G51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1:.G51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2:.G512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3:.G51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4:.G5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5:.G51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6:.G51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7:.G5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8:.G51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9:.G5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0:.G5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1:.G52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2:.G52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3:.G5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4:.G5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5:.G52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6:.G52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27:.G5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8:.G52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9:.G52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0:.G53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1:.G5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2:.G53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3:.G53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4:.G53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5:.G5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6:.G53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7:.G53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8:.G53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39:.G53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0:.G54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1:.G54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2:.G54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3:.G54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4:.G5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5:.G54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6:.G5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7:.G5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8:.G5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9:.G5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0:.G5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1:.G5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2:.G5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3:.G55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4:.G5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5:.G55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6:.G5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7:.G5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8:.G55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9:.G55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0:.G5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1:.G56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2:.G5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3:.G56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4:.G56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5:.G56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6:.G56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7:.G5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8:.G56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69:.G569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0:.G57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1:.G5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2:.G5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4:.G57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5:.G5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7:.G5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8:.G57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9:.G57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0:.G58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1:.G58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2:.G5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3:.G5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4:.G58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5:.G58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6:.G58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7:.G5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88:.G5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9:.G58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0:.G5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1:.G59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2:.G5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3:.G5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4:.G5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5:.G59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6:.G5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7:.G59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8:.G59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9:.G59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0:.G60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1:.G6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2:.G6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3:.G6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4:.G60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5:.G60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6:.G60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7:.G60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8:.G60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9:.G6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0:.G61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1:.G6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2:.G6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3:.G6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4:.G6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5:.G6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6:.G61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7:.G6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8:.G61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9:.G61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0:.G6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1:.G62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2:.G6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3:.G62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4:.G62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5:.G6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6:.G6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7:.G62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8:.G62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9:.G62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0:.G63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1:.G6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2:.G63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3:.G6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4:.G6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5:.G63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6:.G6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7:.G63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8:.G6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9:.G63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0:.G64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1:.G64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2:.G64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3:.G6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4:.G6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5:.G64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6:.G64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7:.G6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8:.G64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9:.G6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0:.G65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1:.G6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2:.G65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3:.G65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4:.G65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5:.G6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6:.G6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7:.G6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8:.G65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59:.G65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0:.G66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1:.G6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2:.G6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3:.G6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4:.G6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5:.G66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6:.G6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7:.G66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8:.G66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9:.G6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0:.G6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1:.G6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2:.G67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3:.G67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5:.G67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7:.G6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8:.G6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0:.G6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1:.G68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2:.G68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3:.G68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4:.G6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5:.G68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6:.G6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7:.G6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8:.G688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9:.G6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0:.G69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1:.G6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2:.G69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3:.G69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4:.G69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5:.G6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6:.G69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7:.G6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8:.G6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9:.G69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0:.G700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1:.G7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2:.G70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3:.G70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4:.G70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5:.G7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6:.G70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7:.G70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8:.G7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0:.G7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1:.G71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2:.G71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3:.G71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4:.G7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5:.G7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6:.G7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7:.G7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18:.G71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9:.G7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0:.G72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1:.G7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2:.G72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3:.G72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4:.G7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5:.G72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6:.G72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7:.G727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8:.G72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29:.G72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0:.G7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1:.G73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2:.G7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3:.G73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4:.G7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6:.G73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7:.G73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38:.G73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9:.G73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0:.G74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1:.G7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2:.G7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3:.G74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4:.G74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5:.G745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6:.G7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7:.G7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8:.G7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9:.G7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0:.G7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1:.G7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2:.G75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3:.G7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4:.G7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5:.G75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6:.G7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7:.G75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8:.G75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9:.G7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0:.G76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1:.G7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2:.G7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3:.G7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4:.G7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5:.G7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6:.G7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7:.G76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8:.G7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0:.G770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1:.G77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2:.G77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3:.G77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4:.G7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5:.G7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6:.G77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77:.G7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8:.G7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9:.G77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0:.G7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1:.G78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2:.G7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3:.G7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4:.G7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5:.G7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6:.G7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7:.G7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8:.G7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9:.G7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0:.G79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1:.G7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2:.G79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3:.G7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4:.G79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5:.G7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6:.G7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7:.G7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8:.G79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9:.G7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0:.G8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1:.G8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2:.G8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3:.G80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4:.G8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5:.G80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6:.G80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7:.G80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08:.G80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0:.G8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1:.G81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2:.G81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3:.G81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4:.G81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5:.G81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6:.G8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7:.G8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8:.G8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19:.G8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0:.G8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1:.G8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2:.G82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3:.G82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5:.G825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6:.G82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7:.G8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8:.G8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9:.G82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0:.G8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1:.G83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2:.G8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3:.G8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4:.G8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5:.G8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6:.G83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7:.G8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8:.G83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9:.G83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0:.G84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1:.G84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2:.G8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3:.G8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4:.G84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5:.G84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6:.G84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7:.G84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8:.G8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49:.G84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0:.G85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1:.G851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2:.G8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3:.G85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4:.G85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5:.G85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6:.G85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7:.G8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8:.G85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9:.G85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0:.G8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1:.G8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2:.G8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3:.G8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4:.G8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5:.G86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6:.G86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7:.G8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8:.G8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9:.G8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0:.G8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1:.G8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3:.G87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5:.G8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6:.G8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7:.G87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8:.G87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9:.G8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0:.G88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1:.G8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2:.G8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3:.G88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4:.G88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5:.G88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6:.G8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7:.G88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8:.G8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9:.G8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0:.G89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1:.G89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2:.G89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3:.G89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4:.G8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5:.G895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6:.G8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7:.G89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8:.G8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9:.G8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0:.G90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1:.G9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2:.G90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3:.G9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4:.G90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5:.G9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6:.G9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7:.G9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8:.G9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9:.G90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0:.G91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1:.G9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2:.G91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3:.G91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4:.G91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5:.G91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6:.G91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7:.G9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18:.G91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9:.G9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0:.G9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1:.G92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2:.G9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3:.G92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4:.G9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5:.G9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6:.G9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7:.G92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8:.G92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29:.G92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0:.G93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1:.G93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2:.G9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3:.G9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4:.G93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5:.G93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6:.G93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37:.G93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8:.G9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9:.G9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0:.G9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1:.G9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2:.G9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3:.G94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4:.G9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6:.G9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7:.G94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8:.G9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9:.G94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0:.G95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1:.G95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3:.G95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4:.G95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7:.G9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8:.G95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9:.G95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0:.G9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2:.G9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3:.G96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4:.G9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5:.G96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6:.G9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7:.G96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8:.G96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9:.G9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0:.G9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1:.G9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2:.G97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3:.G9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4:.G97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6:.G9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77:.G97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78:.G97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9:.G97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0:.G9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1:.G9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2:.G98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3:.G9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4:.G98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5:.G9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6:.G9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7:.G98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8:.G9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89:.G98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0:.G99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1:.G99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2:.G99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3:.G9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4:.G9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5:.G9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6:.G99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7:.G99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8:.G99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9:.G99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0:.G10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1:.G100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2:.G100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3:.G10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4:.G100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5:.G10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6:.G1006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7:.G100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8:.G100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09:.G100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0:.G101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1:.G10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2:.G10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3:.G101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4:.G10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5:.G101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6:.G101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7:.G10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8:.G101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9:.G10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0:.G102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1:.G10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2:.G102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3:.G102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4:.G10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5:.G1025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6:.G10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7:.G102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8:.G102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9:.G102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0:.G103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1:.G10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2:.G103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3:.G10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4:.G103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5:.G103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6:.G10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7:.G10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38:.G10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39:.G103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0:.G104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1:.G10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2:.G10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3:.G10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4:.G1044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5:.G10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6:.G10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47:.G1047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8:.G104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9:.G10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1:.G105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2:.G10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3:.G10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5:.G105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6:.G105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7:.G105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58:.G105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9:.G10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2:.G10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3:.G10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4:.G106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5:.G10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7:.G106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8:.G106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9:.G106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0:.G107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1:.G107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2:.G107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3:.G10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4:.G107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5:.G10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6:.G107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7:.G10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8:.G107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9:.G107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0:.G10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1:.G10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2:.G108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3:.G108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4:.G10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5:.G10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6:.G10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7:.G108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8:.G108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9:.G108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0:.G10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1:.G10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2:.G109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3:.G109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4:.G10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5:.G109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6:.G109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7:.G109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8:.G109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99:.G109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0:.G11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1:.G110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2:.G110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3:.G110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4:.G110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5:.G11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6:.G110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7:.G110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8:.G11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9:.G11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0:.G11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1:.G111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2:.G11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3:.G111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4:.G111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5:.G11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6:.G111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7:.G111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8:.G111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9:.G11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0:.G11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1:.G112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2:.G1122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3:.G11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4:.G11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5:.G112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6:.G11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7:.G112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8:.G112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29:.G112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0:.G11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1:.G11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2:.G11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3:.G11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4:.G11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5:.G113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6:.G11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7:.G113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38:.G113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9:.G11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0:.G11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1:.G11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2:.G11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3:.G114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4:.G11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5:.G114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6:.G114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7:.G1147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8:.G11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9:.G11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0:.G11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1:.G115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2:.G115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3:.G11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4:.G11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5:.G11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6:.G11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7:.G115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8:.G11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9:.G11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0:.G116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1:.G11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2:.G116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3:.G11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4:.G11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5:.G116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6:.G116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7:.G116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8:.G116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9:.G116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0:.G117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1:.G11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2:.G11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3:.G11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4:.G11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5:.G117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6:.G11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7:.G11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8:.G117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9:.G11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0:.G11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1:.G118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2:.G11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3:.G11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4:.G11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5:.G118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6:.G11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7:.G118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88:.G1188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9:.G11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0:.G11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1:.G119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2:.G119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4:.G11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5:.G119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7:.G11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98:.G11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0:.G12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1:.G12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3:.G120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4:.G12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5:.G120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6:.G120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7:.G120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8:.G120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9:.G12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1:.G121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2:.G121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3:.G12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4:.G12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5:.G121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6:.G12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7:.G12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8:.G12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9:.G121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0:.G12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1:.G12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2:.G12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3:.G122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4:.G12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5:.G12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6:.G122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7:.G122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8:.G122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29:.G122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0:.G123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1:.G12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2:.G123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3:.G12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4:.G123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5:.G123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6:.G123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7:.G123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8:.G12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9:.G123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0:.G124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1:.G124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2:.G124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3:.G12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4:.G124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5:.G12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6:.G1246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7:.G12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8:.G12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9:.G12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0:.G125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1:.G125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2:.G125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3:.G125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4:.G12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5:.G125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6:.G125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7:.G12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8:.G12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9:.G12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0:.G126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1:.G1261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2:.G126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3:.G12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4:.G126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8:.G12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9:.G12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0:.G127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1:.G12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2:.G12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3:.G127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4:.G127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5:.G12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6:.G12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7:.G12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8:.G127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9:.G12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0:.G12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1:.G12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2:.G1282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3:.G12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4:.G12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5:.G12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6:.G128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7:.G12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88:.G128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9:.G128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0:.G12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1:.G129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2:.G129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3:.G129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4:.G129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6:.G129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7:.G129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8:.G12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9:.G1299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0:.G13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3:.G130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4:.G13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5:.G130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6:.G13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7:.G13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8:.G130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9:.G13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0:.G131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1:.G131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2:.G131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3:.G131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5:.G13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6:.G131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7:.G131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8:.G13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9:.G13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0:.G132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1:.G13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2:.G13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3:.G132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4:.G132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5:.G132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6:.G13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27:.G132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8:.G13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9:.G132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0:.G133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1:.G13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2:.G13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3:.G13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4:.G133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5:.G13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6:.G13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7:.G133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8:.G133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9:.G13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0:.G13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1:.G134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2:.G134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3:.G134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4:.G134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5:.G13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6:.G134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7:.G134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48:.G13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9:.G13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0:.G13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1:.G13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2:.G135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3:.G135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4:.G13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5:.G13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6:.G13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7:.G13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8:.G135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2:.G13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3:.G136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4:.G136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5:.G13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6:.G13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7:.G13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8:.G136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9:.G136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0:.G137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1:.G137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2:.G13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3:.G137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4:.G13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5:.G137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6:.G137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7:.G137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8:.G13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9:.G13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0:.G13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1:.G13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2:.G13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3:.G13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4:.G13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5:.G138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6:.G13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7:.G13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8:.G138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9:.G138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0:.G139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1:.G13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2:.G139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3:.G13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4:.G13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5:.G139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6:.G139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7:.G139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8:.G13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9:.G13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0:.G14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1:.G14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2:.G140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3:.G14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4:.G140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5:.G140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7:.G140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8:.G14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9:.G140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0:.G141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1:.G14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2:.G141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3:.G141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4:.G141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5:.G14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6:.G141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7:.G14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18:.G141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9:.G141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0:.G142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1:.G142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2:.G14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3:.G14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4:.G14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5:.G142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6:.G14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7:.G142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8:.G14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9:.G14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0:.G14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1:.G143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2:.G143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3:.G14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4:.G14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5:.G143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6:.G143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7:.G14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8:.G143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9:.G143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0:.G14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1:.G14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2:.G14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3:.G14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4:.G14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5:.G14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6:.G144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7:.G144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8:.G144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9:.G14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0:.G145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1:.G145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2:.G145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3:.G14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4:.G145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5:.G14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6:.G145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7:.G145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8:.G145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9:.G14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0:.G146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1:.G146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2:.G14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3:.G146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4:.G146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5:.G146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6:.G146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7:.G14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68:.G146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9:.G146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0:.G147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1:.G147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2:.G147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3:.G147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4:.G147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5:.G147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6:.G14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7:.G147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78:.G147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9:.G147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0:.G148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1:.G14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2:.G148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3:.G14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4:.G14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5:.G148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6:.G14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7:.G14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8:.G148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89:.G148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0:.G14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1:.G14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2:.G149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3:.G14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4:.G14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5:.G14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6:.G14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7:.G14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8:.G14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9:.G14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0:.G15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1:.G150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2:.G15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3:.G15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4:.G150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5:.G150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6:.G150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7:.G150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8:.G15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9:.G150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0:.G15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1:.G151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2:.G151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3:.G15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4:.G151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5:.G15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6:.G151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7:.G15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8:.G15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9:.G151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0:.G15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1:.G152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2:.G152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3:.G152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4:.G15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5:.G15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6:.G15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27:.G152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8:.G15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9:.G15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0:.G153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1:.G15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2:.G153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3:.G15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4:.G153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5:.G15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6:.G1536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7:.G153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8:.G153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9:.G15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0:.G154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1:.G15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2:.G154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3:.G154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4:.G154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5:.G154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6:.G154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7:.G154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8:.G154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9:.G154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0:.G155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1:.G155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2:.G15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3:.G155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4:.G155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5:.G155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6:.G155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7:.G15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8:.G155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59:.G155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0:.G15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1:.G15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2:.G15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3:.G15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4:.G15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5:.G15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6:.G15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7:.G156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8:.G15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9:.G15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0:.G157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1:.G157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2:.G157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3:.G157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4:.G15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5:.G15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6:.G15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7:.G157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8:.G157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9:.G157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0:.G158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1:.G15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2:.G158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3:.G15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4:.G15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5:.G15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6:.G158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7:.G158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8:.G15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9:.G15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0:.G159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1:.G159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2:.G159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3:.G15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4:.G15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5:.G159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6:.G159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7:.G15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8:.G15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9:.G159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0:.G160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1:.G160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2:.G16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3:.G160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4:.G160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5:.G160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6:.G16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7:.G16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8:.G160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9:.G16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0:.G161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1:.G161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2:.G161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3:.G16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4:.G16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5:.G16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6:.G16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7:.G161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8:.G161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9:.G16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0:.G162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1:.G162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2:.G16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3:.G162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4:.G16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5:.G16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6:.G16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7:.G16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8:.G162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9:.G162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0:.G163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1:.G163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2:.G16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3:.G163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4:.G163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5:.G16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6:.G16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7:.G16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8:.G163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9:.G163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0:.G164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1:.G164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2:.G164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3:.G16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4:.G16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5:.G164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6:.G164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7:.G16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8:.G16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9:.G164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0:.G16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1:.G1651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2:.G165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3:.G165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4:.G165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6:.G165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7:.G165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8:.G165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9:.G165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0:.G166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1:.G16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2:.G16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4:.G166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5:.G166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6:.G16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7:.G166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8:.G166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69:.G166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0:.G16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1:.G167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2:.G16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3:.G167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4:.G167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5:.G167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6:.G167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7:.G167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8:.G16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9:.G16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0:.G168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1:.G168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2:.G168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3:.G168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4:.G168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5:.G168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6:.G16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7:.G16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8:.G168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9:.G168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0:.G169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1:.G169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2:.G169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3:.G16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4:.G169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5:.G16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6:.G16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7:.G169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8:.G16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9:.G169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0:.G17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1:.G170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2:.G17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3:.G170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4:.G17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5:.G17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6:.G170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7:.G17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8:.G170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9:.G17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0:.G171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1:.G171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2:.G171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3:.G171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4:.G171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5:.G17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6:.G171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7:.G171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8:.G17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9:.G171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0:.G17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1:.G17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2:.G172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3:.G172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4:.G172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5:.G17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6:.G17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7:.G172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8:.G17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9:.G17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0:.G17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1:.G173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2:.G17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3:.G173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4:.G17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5:.G173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6:.G17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7:.G17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8:.G17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9:.G173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0:.G17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1:.G174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2:.G17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3:.G174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4:.G17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5:.G174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6:.G174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47:.G174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8:.G17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9:.G17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0:.G175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1:.G175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2:.G175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3:.G175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4:.G175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5:.G17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6:.G17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7:.G175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8:.G17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9:.G175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0:.G176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1:.G17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2:.G176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3:.G17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4:.G176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5:.G176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6:.G17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7:.G17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8:.G176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9:.G176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0:.G177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1:.G177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2:.G17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3:.G17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4:.G177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5:.G17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6:.G177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7:.G177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8:.G177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9:.G17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0:.G178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1:.G17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2:.G178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3:.G178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4:.G178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5:.G178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6:.G17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7:.G17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8:.G17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9:.G178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0:.G179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1:.G179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2:.G17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3:.G17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4:.G179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5:.G17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6:.G179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7:.G17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8:.G179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9:.G17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0:.G180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1:.G180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2:.G180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3:.G180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4:.G18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6:.G180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7:.G18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8:.G18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9:.G180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0:.G181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1:.G181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2:.G18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3:.G181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4:.G181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5:.G18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6:.G18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7:.G181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8:.G18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19:.G1819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0:.G18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1:.G182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2:.G182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3:.G182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4:.G18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5:.G182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6:.G182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7:.G18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8:.G18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9:.G18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0:.G183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1:.G183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2:.G183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3:.G183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4:.G183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5:.G18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6:.G18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7:.G18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8:.G183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9:.G18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0:.G184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2:.G184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3:.G184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4:.G18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5:.G18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7:.G18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8:.G184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9:.G184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0:.G185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1:.G185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2:.G18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3:.G185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4:.G18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5:.G18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6:.G18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7:.G18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8:.G185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9:.G18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0:.G186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1:.G186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2:.G186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3:.G186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4:.G18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5:.G18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6:.G186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7:.G18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8:.G1868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9:.G186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0:.G187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1:.G1871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2:.G18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3:.G187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4:.G187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5:.G187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6:.G187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7:.G18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78:.G18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9:.G187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0:.G18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1:.G18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2:.G188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3:.G18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4:.G188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5:.G18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6:.G18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7:.G18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8:.G188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9:.G18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0:.G189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1:.G18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2:.G18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3:.G18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5:.G189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6:.G189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7:.G189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98:.G189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9:.G18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0:.G19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1:.G19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2:.G190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3:.G19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4:.G19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5:.G19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6:.G190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7:.G190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8:.G19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9:.G19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1:.G191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2:.G191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3:.G19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4:.G191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5:.G191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6:.G191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7:.G191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8:.G191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9:.G191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0:.G19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1:.G192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2:.G19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3:.G19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4:.G19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5:.G192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6:.G19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7:.G19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8:.G192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9:.G19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0:.G1930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1:.G19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2:.G193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3:.G193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4:.G1934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5:.G19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6:.G19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7:.G193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8:.G19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9:.G193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0:.G19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1:.G19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2:.G194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3:.G194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4:.G19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5:.G19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6:.G194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7:.G19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8:.G19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49:.G1949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0:.G195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[$Results.C4:$Results.G1950];1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,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4" calcext:value-type="float">
            <text:p>4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[$Results.C4:$Results.G1950];2)" office:value-type="float" office:value="283" calcext:value-type="float">
            <text:p>283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[$Results.C4:$Results.G11950];3)" office:value-type="float" office:value="278" calcext:value-type="float">
            <text:p>278</text:p>
          </table:table-cell>
          <table:table-cell table:style-name="ce32" table:formula="of:=VALUE(50/[.D4])" office:value-type="float" office:value="16.6666666666667" calcext:value-type="float">
            <text:p>16,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10" calcext:value-type="float">
            <text:p>10</text:p>
          </table:table-cell>
          <table:table-cell table:style-name="ce30" table:formula="of:=COUNTIF(Last100;[.A5])" office:value-type="float" office:value="13" calcext:value-type="float">
            <text:p>13</text:p>
          </table:table-cell>
          <table:table-cell table:style-name="ce31" table:formula="of:=COUNTIF([$Results.C4:$Results.G1950];4)" office:value-type="float" office:value="263" calcext:value-type="float">
            <text:p>263</text:p>
          </table:table-cell>
          <table:table-cell table:style-name="ce32" table:formula="of:=VALUE(50/[.D5])" office:value-type="float" office:value="5" calcext:value-type="float">
            <text:p>5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2" calcext:value-type="float">
            <text:p>2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7" calcext:value-type="float">
            <text:p>7</text:p>
          </table:table-cell>
          <table:table-cell table:style-name="ce30" table:formula="of:=COUNTIF(Last100;[.A6])" office:value-type="float" office:value="11" calcext:value-type="float">
            <text:p>11</text:p>
          </table:table-cell>
          <table:table-cell table:style-name="ce31" table:formula="of:=COUNTIF([$Results.C4:$Results.G1950];5)" office:value-type="float" office:value="230" calcext:value-type="float">
            <text:p>230</text:p>
          </table:table-cell>
          <table:table-cell table:style-name="ce32" table:formula="of:=VALUE(50/[.D6])" office:value-type="float" office:value="7.14285714285714" calcext:value-type="float">
            <text:p>7,14285714285714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2" calcext:value-type="float">
            <text:p>2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[$Results.C4:$Results.G1950];6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3" calcext:value-type="float">
            <text:p>3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[$Results.C4:$Results.G1950];7)" office:value-type="float" office:value="293" calcext:value-type="float">
            <text:p>293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5" calcext:value-type="float">
            <text:p>15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[$Results.C4:$Results.G1950];8)" office:value-type="float" office:value="247" calcext:value-type="float">
            <text:p>247</text:p>
          </table:table-cell>
          <table:table-cell table:style-name="ce32" table:formula="of:=VALUE(50/[.D9])" office:value-type="float" office:value="3.33333333333333" calcext:value-type="float">
            <text:p>3,33333333333333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4" calcext:value-type="float">
            <text:p>4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[$Results.C4:$Results.G1950];9)" office:value-type="float" office:value="253" calcext:value-type="float">
            <text:p>253</text:p>
          </table:table-cell>
          <table:table-cell table:style-name="ce32" table:formula="of:=VALUE(50/[.D10])" office:value-type="float" office:value="12.5" calcext:value-type="float">
            <text:p>12,5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[$Results.C4:$Results.G1950];10)" office:value-type="float" office:value="251" calcext:value-type="float">
            <text:p>251</text:p>
          </table:table-cell>
          <table:table-cell table:style-name="ce32" table:formula="of:=VALUE(50/[.D11])" office:value-type="float" office:value="6.25" calcext:value-type="float">
            <text:p>6,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8" calcext:value-type="float">
            <text:p>18</text:p>
          </table:table-cell>
          <table:table-cell table:style-name="ce31" table:formula="of:=COUNTIF([$Results.C4:$Results.G1950];11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,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7" calcext:value-type="float">
            <text:p>17</text:p>
          </table:table-cell>
          <table:table-cell table:style-name="ce31" table:formula="of:=COUNTIF([$Results.C4:$Results.G1950];12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,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10" calcext:value-type="float">
            <text:p>10</text:p>
          </table:table-cell>
          <table:table-cell table:style-name="ce31" table:formula="of:=COUNTIF([$Results.C4:$Results.G1950];13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[$Results.C4:$Results.G1950];14)" office:value-type="float" office:value="246" calcext:value-type="float">
            <text:p>246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[$Results.C4:$Results.G1950];15)" office:value-type="float" office:value="255" calcext:value-type="float">
            <text:p>255</text:p>
          </table:table-cell>
          <table:table-cell table:style-name="ce32" table:formula="of:=VALUE(50/[.D16])" office:value-type="float" office:value="12.5" calcext:value-type="float">
            <text:p>12,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5" calcext:value-type="float">
            <text:p>5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[$Results.C4:$Results.G1950];16)" office:value-type="float" office:value="276" calcext:value-type="float">
            <text:p>276</text:p>
          </table:table-cell>
          <table:table-cell table:style-name="ce32" table:formula="of:=VALUE(50/[.D17])" office:value-type="float" office:value="10" calcext:value-type="float">
            <text:p>10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0" calcext:value-type="float">
            <text:p>0</text:p>
          </table:table-cell>
          <table:table-cell table:style-name="ce29" table:formula="of:=COUNTIF(Last50;[.A18])" office:value-type="float" office:value="4" calcext:value-type="float">
            <text:p>4</text:p>
          </table:table-cell>
          <table:table-cell table:style-name="ce30" table:formula="of:=COUNTIF(Last100;[.A18])" office:value-type="float" office:value="9" calcext:value-type="float">
            <text:p>9</text:p>
          </table:table-cell>
          <table:table-cell table:style-name="ce31" table:formula="of:=COUNTIF([$Results.C4:$Results.G1950];17)" office:value-type="float" office:value="234" calcext:value-type="float">
            <text:p>234</text:p>
          </table:table-cell>
          <table:table-cell table:style-name="ce32" table:formula="of:=VALUE(50/[.D18])" office:value-type="float" office:value="12.5" calcext:value-type="float">
            <text:p>12,5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 office:value-type="float" office:value="17" calcext:value-type="float">
            <text:p>17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[$Results.C4:$Results.G1950];18)" office:value-type="float" office:value="292" calcext:value-type="float">
            <text:p>292</text:p>
          </table:table-cell>
          <table:table-cell table:style-name="ce32" table:formula="of:=VALUE(50/[.D19])" office:value-type="float" office:value="6.25" calcext:value-type="float">
            <text:p>6,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1" calcext:value-type="float">
            <text:p>21</text:p>
          </table:table-cell>
          <table:table-cell table:style-name="ce31" table:formula="of:=COUNTIF([$Results.C4:$Results.G1950];19)" office:value-type="float" office:value="276" calcext:value-type="float">
            <text:p>276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9" calcext:value-type="float">
            <text:p>9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[$Results.C4:$Results.G1950];20)" office:value-type="float" office:value="260" calcext:value-type="float">
            <text:p>260</text:p>
          </table:table-cell>
          <table:table-cell table:style-name="ce32" table:formula="of:=VALUE(50/[.D21])" office:value-type="float" office:value="5.55555555555556" calcext:value-type="float">
            <text:p>5,55555555555556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5" calcext:value-type="float">
            <text:p>5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[$Results.C4:$Results.G1950];21)" office:value-type="float" office:value="262" calcext:value-type="float">
            <text:p>262</text:p>
          </table:table-cell>
          <table:table-cell table:style-name="ce32" table:formula="of:=VALUE(50/[.D22])" office:value-type="float" office:value="10" calcext:value-type="float">
            <text:p>10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0" calcext:value-type="float">
            <text:p>0</text:p>
          </table:table-cell>
          <table:table-cell table:style-name="ce29" table:formula="of:=COUNTIF(Last50;[.A23])" office:value-type="float" office:value="3" calcext:value-type="float">
            <text:p>3</text:p>
          </table:table-cell>
          <table:table-cell table:style-name="ce30" table:formula="of:=COUNTIF(Last100;[.A23])" office:value-type="float" office:value="6" calcext:value-type="float">
            <text:p>6</text:p>
          </table:table-cell>
          <table:table-cell table:style-name="ce31" table:formula="of:=COUNTIF([$Results.C4:$Results.G1950];22)" office:value-type="float" office:value="255" calcext:value-type="float">
            <text:p>255</text:p>
          </table:table-cell>
          <table:table-cell table:style-name="ce32" table:formula="of:=VALUE(50/[.D23])" office:value-type="float" office:value="16.6666666666667" calcext:value-type="float">
            <text:p>16,6666666666667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 office:value-type="float" office:value="22" calcext:value-type="float">
            <text:p>2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3" calcext:value-type="float">
            <text:p>3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[$Results.C4:$Results.G1950];23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,25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3" calcext:value-type="float">
            <text:p>3</text:p>
          </table:table-cell>
          <table:table-cell table:style-name="ce29" table:formula="of:=COUNTIF(Last50;[.A25])" office:value-type="float" office:value="9" calcext:value-type="float">
            <text:p>9</text:p>
          </table:table-cell>
          <table:table-cell table:style-name="ce30" table:formula="of:=COUNTIF(Last100;[.A25])" office:value-type="float" office:value="14" calcext:value-type="float">
            <text:p>14</text:p>
          </table:table-cell>
          <table:table-cell table:style-name="ce31" table:formula="of:=COUNTIF([$Results.C4:$Results.G1950];24)" office:value-type="float" office:value="269" calcext:value-type="float">
            <text:p>269</text:p>
          </table:table-cell>
          <table:table-cell table:style-name="ce32" table:formula="of:=VALUE(50/[.D25])" office:value-type="float" office:value="5.55555555555556" calcext:value-type="float">
            <text:p>5,55555555555556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[$Results.C4:$Results.G1950];25)" office:value-type="float" office:value="242" calcext:value-type="float">
            <text:p>242</text:p>
          </table:table-cell>
          <table:table-cell table:style-name="ce32" table:formula="of:=VALUE(50/[.D26])" office:value-type="float" office:value="8.33333333333333" calcext:value-type="float">
            <text:p>8,33333333333333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4" calcext:value-type="float">
            <text:p>4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2" calcext:value-type="float">
            <text:p>22</text:p>
          </table:table-cell>
          <table:table-cell table:style-name="ce31" table:formula="of:=COUNTIF([$Results.C4:$Results.G1950];26)" office:value-type="float" office:value="247" calcext:value-type="float">
            <text:p>247</text:p>
          </table:table-cell>
          <table:table-cell table:style-name="ce32" table:formula="of:=VALUE(50/[.D27])" office:value-type="float" office:value="7.14285714285714" calcext:value-type="float">
            <text:p>7,14285714285714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2" calcext:value-type="float">
            <text:p>2</text:p>
          </table:table-cell>
          <table:table-cell table:style-name="ce29" table:formula="of:=COUNTIF(Last50;[.A28])" office:value-type="float" office:value="9" calcext:value-type="float">
            <text:p>9</text:p>
          </table:table-cell>
          <table:table-cell table:style-name="ce30" table:formula="of:=COUNTIF(Last100;[.A28])" office:value-type="float" office:value="13" calcext:value-type="float">
            <text:p>13</text:p>
          </table:table-cell>
          <table:table-cell table:style-name="ce31" table:formula="of:=COUNTIF([$Results.C4:$Results.G1950];27)" office:value-type="float" office:value="275" calcext:value-type="float">
            <text:p>275</text:p>
          </table:table-cell>
          <table:table-cell table:style-name="ce32" table:formula="of:=VALUE(50/[.D28])" office:value-type="float" office:value="5.55555555555556" calcext:value-type="float">
            <text:p>5,55555555555556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3" calcext:value-type="float">
            <text:p>13</text:p>
          </table:table-cell>
          <table:table-cell table:style-name="ce31" table:formula="of:=COUNTIF([$Results.C4:$Results.G1950];28)" office:value-type="float" office:value="246" calcext:value-type="float">
            <text:p>246</text:p>
          </table:table-cell>
          <table:table-cell table:style-name="ce32" table:formula="of:=VALUE(50/[.D29])" office:value-type="float" office:value="7.14285714285714" calcext:value-type="float">
            <text:p>7,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2" calcext:value-type="float">
            <text:p>2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9" calcext:value-type="float">
            <text:p>9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[$Results.C4:$Results.G1950];29)" office:value-type="float" office:value="231" calcext:value-type="float">
            <text:p>231</text:p>
          </table:table-cell>
          <table:table-cell table:style-name="ce32" table:formula="of:=VALUE(50/[.D30])" office:value-type="float" office:value="5.55555555555556" calcext:value-type="float">
            <text:p>5,55555555555556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1" calcext:value-type="float">
            <text:p>1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[$Results.C4:$Results.G1950];30)" office:value-type="float" office:value="265" calcext:value-type="float">
            <text:p>265</text:p>
          </table:table-cell>
          <table:table-cell table:style-name="ce32" table:formula="of:=VALUE(50/[.D31])" office:value-type="float" office:value="16.6666666666667" calcext:value-type="float">
            <text:p>16,6666666666667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3" calcext:value-type="float">
            <text:p>3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[$Results.C4:$Results.G1950];31)" office:value-type="float" office:value="265" calcext:value-type="float">
            <text:p>265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8" calcext:value-type="float">
            <text:p>8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[$Results.C4:$Results.G1950];32)" office:value-type="float" office:value="242" calcext:value-type="float">
            <text:p>242</text:p>
          </table:table-cell>
          <table:table-cell table:style-name="ce32" table:formula="of:=VALUE(50/[.D33])" office:value-type="float" office:value="6.25" calcext:value-type="float">
            <text:p>6,25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4" calcext:value-type="float">
            <text:p>4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[$Results.C4:$Results.G1950];33)" office:value-type="float" office:value="283" calcext:value-type="float">
            <text:p>283</text:p>
          </table:table-cell>
          <table:table-cell table:style-name="ce32" table:formula="of:=VALUE(50/[.D34])" office:value-type="float" office:value="5.55555555555556" calcext:value-type="float">
            <text:p>5,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0" calcext:value-type="float">
            <text:p>0</text:p>
          </table:table-cell>
          <table:table-cell table:style-name="ce28" table:formula="of:=COUNTIF(Last12;[.A35])" office:value-type="float" office:value="1" calcext:value-type="float">
            <text:p>1</text:p>
          </table:table-cell>
          <table:table-cell table:style-name="ce29" table:formula="of:=COUNTIF(Last50;[.A35])" office:value-type="float" office:value="8" calcext:value-type="float">
            <text:p>8</text:p>
          </table:table-cell>
          <table:table-cell table:style-name="ce30" table:formula="of:=COUNTIF(Last100;[.A35])" office:value-type="float" office:value="16" calcext:value-type="float">
            <text:p>16</text:p>
          </table:table-cell>
          <table:table-cell table:style-name="ce31" table:formula="of:=COUNTIF([$Results.C4:$Results.G1950];34)" office:value-type="float" office:value="268" calcext:value-type="float">
            <text:p>268</text:p>
          </table:table-cell>
          <table:table-cell table:style-name="ce32" table:formula="of:=VALUE(50/[.D35])" office:value-type="float" office:value="6.25" calcext:value-type="float">
            <text:p>6,25</text:p>
          </table:table-cell>
          <table:table-cell table:style-name="ce1" table:formula="of:=IF([.B35]=0;[.$A35];&quot;&quot;)" office:value-type="float" office:value="34" calcext:value-type="float">
            <text:p>34</text:p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[$Results.C4:$Results.G1950];35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2" calcext:value-type="float">
            <text:p>2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[$Results.C4:$Results.G1950];36)" office:value-type="float" office:value="261" calcext:value-type="float">
            <text:p>261</text:p>
          </table:table-cell>
          <table:table-cell table:style-name="ce32" table:formula="of:=VALUE(50/[.D37])" office:value-type="float" office:value="5.55555555555556" calcext:value-type="float">
            <text:p>5,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 table:orientation="column"/>
        <table:database-range table:name="Last12" table:target-range-address="Results.C1:Results.G12" table:on-update-keep-styles="true" table:on-update-keep-size="false" table:orientation="column"/>
        <table:database-range table:name="Last5" table:target-range-address="Results.C1:Results.G5" table:contains-header="false" table:orientation="column"/>
        <table:database-range table:name="Last50" table:target-range-address="Results.C1:Results.G50" table:on-update-keep-styles="true" table:on-update-keep-size="false" table:orientation="column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15:18:27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0-21T15:18:57.398000000</dc:date>
    <meta:editing-duration>PT5H2M55S</meta:editing-duration>
    <meta:editing-cycles>26</meta:editing-cycles>
    <meta:document-statistic meta:table-count="2" meta:cell-count="16711" meta:object-count="1"/>
  </office:meta>
</office:document-meta>
</file>

<file path=Object 1/content.xml><?xml version="1.0" encoding="utf-8"?>
<math xmlns="http://www.w3.org/1998/Math/MathML" display="block"/>
</file>